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52.19mm"/>
    </style:style>
    <style:style style:name="co2" style:family="table-column">
      <style:table-column-properties fo:break-before="auto" style:column-width="21.7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78mm"/>
    </style:style>
    <style:style style:name="co6" style:family="table-column">
      <style:table-column-properties fo:break-before="auto" style:column-width="73.06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12.93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51pt solid #000000" fo:padding-bottom="0.41mm" fo:padding-left="0.49mm" fo:padding-right="0.49mm" fo:padding-top="0.9mm"/>
      <style:paragraph-properties fo:text-align="center" fo:margin-left="0mm"/>
      <style:text-properties fo:font-size="12pt" fo:font-weight="bold"/>
    </style:style>
    <style:style style:name="ce2" style:family="table-cell" style:parent-style-name="Default">
      <style:table-cell-properties fo:border="0.51pt solid #000000" fo:padding-bottom="0.41mm" fo:padding-left="0.49mm" fo:padding-right="0.49mm" fo:padding-top="0.9mm" style:vertical-align="middle"/>
    </style:style>
    <style:style style:name="ce3" style:family="table-cell" style:parent-style-name="Default">
      <style:table-cell-properties fo:border="0.79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fo:color="#0000ff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5" table:default-cell-style-name="ce4"/>
        <table:table-column table:style-name="co8" table:number-columns-repeated="1013" table:default-cell-style-name="ce4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CODE UTILISATEUR</text:p>
          </table:table-cell>
          <table:table-cell table:style-name="ce1" office:value-type="string" calcext:value-type="string">
            <text:p>Statut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Login</text:p>
          </table:table-cell>
          <table:table-cell table:style-name="ce1" office:value-type="string" calcext:value-type="string">
            <text:p>Mail</text:p>
          </table:table-cell>
          <table:table-cell table:style-name="Default" table:number-columns-repeated="1018"/>
        </table:table-row>
        <table:table-row table:style-name="ro3">
          <table:table-cell office:value-type="string" calcext:value-type="string">
            <text:p>FRANSSOIS_Claud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FRANSSOIS</text:p>
          </table:table-cell>
          <table:table-cell office:value-type="string" calcext:value-type="string">
            <text:p>Claude</text:p>
          </table:table-cell>
          <table:table-cell office:value-type="string" calcext:value-type="string">
            <text:p>cfranssois</text:p>
          </table:table-cell>
          <table:table-cell table:style-name="ce3" office:value-type="string" calcext:value-type="string">
            <text:p>cfranssois@etu.umontpellier.fr</text:p>
          </table:table-cell>
          <table:table-cell table:number-columns-repeated="4"/>
          <table:table-cell table:style-name="ce5"/>
          <table:table-cell table:number-columns-repeated="1013"/>
        </table:table-row>
        <table:table-row table:style-name="ro3">
          <table:table-cell office:value-type="string" calcext:value-type="string">
            <text:p>MALIK_Abedal</text:p>
          </table:table-cell>
          <table:table-cell office:value-type="string" calcext:value-type="string">
            <text:p>Adm</text:p>
          </table:table-cell>
          <table:table-cell table:formula="of:=MID([.A4];1;SEARCH(&quot;_&quot;;[.A4];1)-1)" office:value-type="string" office:string-value="MALIK" calcext:value-type="string">
            <text:p>MALIK</text:p>
          </table:table-cell>
          <table:table-cell table:formula="of:=MID([.A4];SEARCH(&quot;_&quot;;[.A4];1)+1;20)" office:value-type="string" office:string-value="Abedal" calcext:value-type="string">
            <text:p>Abedal</text:p>
          </table:table-cell>
          <table:table-cell table:formula="of:=LOWER(CONCATENATE(MID([.A4];1;1);MID([.A4];1;SEARCH(&quot;_&quot;;[.A4];1)-1)))" office:value-type="string" office:string-value="mmalik" calcext:value-type="string">
            <text:p>mmalik</text:p>
          </table:table-cell>
          <table:table-cell table:formula="of:=IF([.B4]=&quot;Et&quot;;CONCATENATE([.E4]&amp;&quot;@etu.umontpellier.fr&quot;);CONCATENATE([.E4]&amp;&quot;@umontpellier.fr&quot;))" office:value-type="string" office:string-value="mmalik@umontpellier.fr" calcext:value-type="string">
            <text:p>mmalik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NTANT_Yves</text:p>
          </table:table-cell>
          <table:table-cell office:value-type="string" calcext:value-type="string">
            <text:p>Et</text:p>
          </table:table-cell>
          <table:table-cell table:formula="of:=MID([.A5];1;SEARCH(&quot;_&quot;;[.A5];1)-1)" office:value-type="string" office:string-value="MONTANT" calcext:value-type="string">
            <text:p>MONTANT</text:p>
          </table:table-cell>
          <table:table-cell table:formula="of:=MID([.A5];SEARCH(&quot;_&quot;;[.A5];1)+1;20)" office:value-type="string" office:string-value="Yves" calcext:value-type="string">
            <text:p>Yves</text:p>
          </table:table-cell>
          <table:table-cell table:formula="of:=LOWER(CONCATENATE(MID([.A5];1;1);MID([.A5];1;SEARCH(&quot;_&quot;;[.A5];1)-1)))" office:value-type="string" office:string-value="mmontant" calcext:value-type="string">
            <text:p>mmontant</text:p>
          </table:table-cell>
          <table:table-cell table:formula="of:=IF([.B5]=&quot;Et&quot;;CONCATENATE([.E5]&amp;&quot;@etu.umontpellier.fr&quot;);CONCATENATE([.E5]&amp;&quot;@umontpellier.fr&quot;))" office:value-type="string" office:string-value="mmontant@etu.umontpellier.fr" calcext:value-type="string">
            <text:p>mmontant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MAUNE_Nina</text:p>
          </table:table-cell>
          <table:table-cell office:value-type="string" calcext:value-type="string">
            <text:p>Et</text:p>
          </table:table-cell>
          <table:table-cell table:formula="of:=MID([.A6];1;SEARCH(&quot;_&quot;;[.A6];1)-1)" office:value-type="string" office:string-value="SIMAUNE" calcext:value-type="string">
            <text:p>SIMAUNE</text:p>
          </table:table-cell>
          <table:table-cell table:formula="of:=MID([.A6];SEARCH(&quot;_&quot;;[.A6];1)+1;20)" office:value-type="string" office:string-value="Nina" calcext:value-type="string">
            <text:p>Nina</text:p>
          </table:table-cell>
          <table:table-cell table:formula="of:=LOWER(CONCATENATE(MID([.A6];1;1);MID([.A6];1;SEARCH(&quot;_&quot;;[.A6];1)-1)))" office:value-type="string" office:string-value="ssimaune" calcext:value-type="string">
            <text:p>ssimaune</text:p>
          </table:table-cell>
          <table:table-cell table:formula="of:=IF([.B6]=&quot;Et&quot;;CONCATENATE([.E6]&amp;&quot;@etu.umontpellier.fr&quot;);CONCATENATE([.E6]&amp;&quot;@umontpellier.fr&quot;))" office:value-type="string" office:string-value="ssimaune@etu.umontpellier.fr" calcext:value-type="string">
            <text:p>ssimaune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LER_Boni</text:p>
          </table:table-cell>
          <table:table-cell office:value-type="string" calcext:value-type="string">
            <text:p>Ens</text:p>
          </table:table-cell>
          <table:table-cell table:formula="of:=MID([.A7];1;SEARCH(&quot;_&quot;;[.A7];1)-1)" office:value-type="string" office:string-value="TYLER" calcext:value-type="string">
            <text:p>TYLER</text:p>
          </table:table-cell>
          <table:table-cell table:formula="of:=MID([.A7];SEARCH(&quot;_&quot;;[.A7];1)+1;20)" office:value-type="string" office:string-value="Boni" calcext:value-type="string">
            <text:p>Boni</text:p>
          </table:table-cell>
          <table:table-cell table:formula="of:=LOWER(CONCATENATE(MID([.A7];1;1);MID([.A7];1;SEARCH(&quot;_&quot;;[.A7];1)-1)))" office:value-type="string" office:string-value="ttyler" calcext:value-type="string">
            <text:p>ttyler</text:p>
          </table:table-cell>
          <table:table-cell table:formula="of:=IF([.B7]=&quot;Et&quot;;CONCATENATE([.E7]&amp;&quot;@etu.umontpellier.fr&quot;);CONCATENATE([.E7]&amp;&quot;@umontpellier.fr&quot;))" office:value-type="string" office:string-value="ttyler@umontpellier.fr" calcext:value-type="string">
            <text:p>ttyler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ENAIS_Charles</text:p>
          </table:table-cell>
          <table:table-cell office:value-type="string" calcext:value-type="string">
            <text:p>Et</text:p>
          </table:table-cell>
          <table:table-cell table:formula="of:=MID([.A8];1;SEARCH(&quot;_&quot;;[.A8];1)-1)" office:value-type="string" office:string-value="TRENAIS" calcext:value-type="string">
            <text:p>TRENAIS</text:p>
          </table:table-cell>
          <table:table-cell table:formula="of:=MID([.A8];SEARCH(&quot;_&quot;;[.A8];1)+1;20)" office:value-type="string" office:string-value="Charles" calcext:value-type="string">
            <text:p>Charles</text:p>
          </table:table-cell>
          <table:table-cell table:formula="of:=LOWER(CONCATENATE(MID([.A8];1;1);MID([.A8];1;SEARCH(&quot;_&quot;;[.A8];1)-1)))" office:value-type="string" office:string-value="ttrenais" calcext:value-type="string">
            <text:p>ttrenais</text:p>
          </table:table-cell>
          <table:table-cell table:formula="of:=IF([.B8]=&quot;Et&quot;;CONCATENATE([.E8]&amp;&quot;@etu.umontpellier.fr&quot;);CONCATENATE([.E8]&amp;&quot;@umontpellier.fr&quot;))" office:value-type="string" office:string-value="ttrenais@etu.umontpellier.fr" calcext:value-type="string">
            <text:p>ttrenais@etu.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GUEN_Nina</text:p>
          </table:table-cell>
          <table:table-cell office:value-type="string" calcext:value-type="string">
            <text:p>Adm</text:p>
          </table:table-cell>
          <table:table-cell table:formula="of:=MID([.A9];1;SEARCH(&quot;_&quot;;[.A9];1)-1)" office:value-type="string" office:string-value="HAGUEN" calcext:value-type="string">
            <text:p>HAGUEN</text:p>
          </table:table-cell>
          <table:table-cell table:formula="of:=MID([.A9];SEARCH(&quot;_&quot;;[.A9];1)+1;20)" office:value-type="string" office:string-value="Nina" calcext:value-type="string">
            <text:p>Nina</text:p>
          </table:table-cell>
          <table:table-cell table:formula="of:=LOWER(CONCATENATE(MID([.A9];1;1);MID([.A9];1;SEARCH(&quot;_&quot;;[.A9];1)-1)))" office:value-type="string" office:string-value="hhaguen" calcext:value-type="string">
            <text:p>hhaguen</text:p>
          </table:table-cell>
          <table:table-cell table:formula="of:=IF([.B9]=&quot;Et&quot;;CONCATENATE([.E9]&amp;&quot;@etu.umontpellier.fr&quot;);CONCATENATE([.E9]&amp;&quot;@umontpellier.fr&quot;))" office:value-type="string" office:string-value="hhaguen@umontpellier.fr" calcext:value-type="string">
            <text:p>hhaguen@umontpellier.f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RR_Johet</text:p>
          </table:table-cell>
          <table:table-cell office:value-type="string" calcext:value-type="string">
            <text:p>Ens</text:p>
          </table:table-cell>
          <table:table-cell table:formula="of:=MID([.A10];1;SEARCH(&quot;_&quot;;[.A10];1)-1)" office:value-type="string" office:string-value="STARR" calcext:value-type="string">
            <text:p>STARR</text:p>
          </table:table-cell>
          <table:table-cell table:formula="of:=MID([.A10];SEARCH(&quot;_&quot;;[.A10];1)+1;20)" office:value-type="string" office:string-value="Johet" calcext:value-type="string">
            <text:p>Johet</text:p>
          </table:table-cell>
          <table:table-cell table:formula="of:=LOWER(CONCATENATE(MID([.A10];1;1);MID([.A10];1;SEARCH(&quot;_&quot;;[.A10];1)-1)))" office:value-type="string" office:string-value="sstarr" calcext:value-type="string">
            <text:p>sstarr</text:p>
          </table:table-cell>
          <table:table-cell table:formula="of:=IF([.B10]=&quot;Et&quot;;CONCATENATE([.E10]&amp;&quot;@etu.umontpellier.fr&quot;);CONCATENATE([.E10]&amp;&quot;@umontpellier.fr&quot;))" office:value-type="string" office:string-value="sstarr@umontpellier.fr" calcext:value-type="string">
            <text:p>sstarr@umontpellier.fr</text:p>
          </table:table-cell>
          <table:table-cell table:number-columns-repeated="1018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>
        <table:named-range table:name="Tab" table:base-cell-address="$Feuille1.$D$10" table:cell-range-address="$Feuille1.$C$1:.$C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Bitstream Vera Sans" style:language-asian="fr" style:country-asian="FR" style:font-name-complex="Lucida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7:01:52.12264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stf STF</meta:initial-creator>
    <meta:creation-date>2008-09-30T15:42:19</meta:creation-date>
    <dc:date>2019-11-18T17:35:19.779811795</dc:date>
    <dc:language>fr-FR</dc:language>
    <meta:editing-cycles>9</meta:editing-cycles>
    <meta:editing-duration>PT53M11S</meta:editing-duration>
    <meta:document-statistic meta:table-count="3" meta:cell-count="54" meta:object-count="0"/>
    <meta:user-defined meta:name="Info 1"/>
    <meta:user-defined meta:name="Info 2"/>
    <meta:user-defined meta:name="Info 3"/>
    <meta:user-defined meta:name="Info 4"/>
  </office:meta>
</office:document-meta>
</file>